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mic Sans MS'" style:font-family-generic="script" style:font-pitch="variable" fo:font-size="72pt" style:font-size-asian="72pt" style:font-size-complex="72pt"/>
    </style:style>
    <style:style style:name="T1" style:family="text">
      <style:text-properties fo:font-family="'Comic Sans MS'" style:font-family-generic="script" style:font-pitch="variable" fo:font-size="72pt" style:font-size-asian="72pt" style:font-size-complex="72pt"/>
    </style:style>
    <style:style style:name="T2" style:family="text">
      <style:text-properties fo:font-family="Tahom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11.1cm" svg:height="7.5cm" svg:x="5.2cm" svg:y="2.9cm">
            <text:p/>
            <draw:enhanced-geometry svg:viewBox="0 0 21600 21600" draw:path-stretchpoint-x="10800" draw:path-stretchpoint-y="10800" draw:text-areas="?f3 ?f4 ?f5 ?f6" draw:type="round-rectangle" draw:modifiers="3287.543396750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.1cm" svg:height="5.7cm" svg:x="6.2cm" svg:y="3.9cm">
            <text:p/>
            <draw:enhanced-geometry svg:viewBox="0 0 21600 21600" draw:path-stretchpoint-x="10800" draw:path-stretchpoint-y="10800" draw:text-areas="?f3 ?f4 ?f5 ?f6" draw:type="round-rectangle" draw:modifiers="881.8162882732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4.6cm" svg:height="1.2cm" svg:x="3.6cm" svg:y="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4.6cm" svg:height="1cm" svg:x="3.6cm" svg:y="10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2cm" svg:height="0.2cm" svg:x="9.6cm" svg:y="11.4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4.177cm" svg:height="3.79cm" svg:x="10.723cm" svg:y="4.5cm">
            <draw:text-box>
              <text:p text:style-name="P2"><text:span text:style-name="T1">C#</text:span></text:p>
            </draw:text-box>
          </draw:frame>
          <draw:frame draw:style-name="gr3" draw:layer="layout" svg:width="1.399cm" svg:height="1.102cm" svg:x="7.1cm" svg:y="4.6cm">
            <draw:text-box>
              <text:p><text:span text:style-name="T2">&gt;_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3:34:14.63</meta:creation-date>
    <dc:date>2015-06-01T13:46:40.42</dc:date>
    <meta:editing-duration>PT12M27S</meta:editing-duration>
    <meta:editing-cycles>1</meta:editing-cycles>
    <meta:document-statistic meta:object-count="8"/>
    <meta:generator>OpenOffice/4.1.1$Win32 OpenOffice.org_project/411m6$Build-9775</meta:generator>
  </office:meta>
</office:document-meta>
</file>